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cmex10" svg:font-family="cmex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 Mono" fo:font-size="8pt" style:font-size-asian="8pt" style:font-size-complex="8pt"/>
    </style:style>
    <style:style style:name="P2" style:family="paragraph" style:parent-style-name="Standard" style:master-page-name="">
      <loext:graphic-properties draw:fill="none"/>
      <style:paragraph-properties fo:margin-left="2.5in" fo:margin-right="0in" fo:text-indent="-2.5in" style:auto-text-indent="false" style:page-number="auto" fo:background-color="transparent"/>
      <style:text-properties style:font-name="Bitstream Vera Sans Mono" fo:font-size="8pt" style:font-size-asian="8pt" style:font-size-complex="8pt"/>
    </style:style>
    <style:style style:name="P3" style:family="paragraph" style:parent-style-name="Standard" style:master-page-name="">
      <loext:graphic-properties draw:fill="none"/>
      <style:paragraph-properties fo:margin-left="2.5in" fo:margin-right="0in" fo:text-indent="-2.5in" style:auto-text-indent="false" style:page-number="auto" fo:background-color="transparent"/>
      <style:text-properties style:font-name="Bitstream Vera Sans Mono" fo:font-size="8pt" style:font-size-asian="8pt" style:font-size-complex="8pt"/>
    </style:style>
    <style:style style:name="P4" style:family="paragraph" style:parent-style-name="Standard" style:master-page-name="">
      <loext:graphic-properties draw:fill="none"/>
      <style:paragraph-properties fo:margin-left="2.5in" fo:margin-right="0in" fo:text-indent="-2.5in" style:auto-text-indent="false" style:page-number="auto" fo:background-color="transparent"/>
      <style:text-properties style:font-name="Bitstream Vera Sans Mono" fo:font-size="8pt" style:font-size-asian="8pt" style:font-size-complex="8pt"/>
    </style:style>
    <style:style style:name="P5" style:family="paragraph" style:parent-style-name="Standard" style:master-page-name="">
      <loext:graphic-properties draw:fill="none"/>
      <style:paragraph-properties fo:margin-left="2.5618in" fo:margin-right="0in" fo:text-indent="0in" style:auto-text-indent="false" style:page-number="auto" fo:background-color="transparent"/>
      <style:text-properties style:font-name="Bitstream Vera Sans Mono" fo:font-size="8pt" officeooo:paragraph-rsid="000e5561" style:font-size-asian="8pt" style:font-size-complex="8pt"/>
    </style:style>
    <style:style style:name="P6" style:family="paragraph" style:parent-style-name="Standard">
      <loext:graphic-properties draw:fill="none"/>
      <style:paragraph-properties fo:margin-left="2.5618in" fo:margin-right="0in" fo:text-indent="0in" style:auto-text-indent="false" fo:background-color="transparent"/>
      <style:text-properties style:font-name="Bitstream Vera Sans Mono" fo:font-size="8pt" officeooo:paragraph-rsid="000e5561" style:font-size-asian="8pt" style:font-size-complex="8pt"/>
    </style:style>
    <style:style style:name="P7" style:family="paragraph" style:parent-style-name="Standard" style:master-page-name="">
      <loext:graphic-properties draw:fill="none"/>
      <style:paragraph-properties fo:margin-left="2.5618in" fo:margin-right="0in" fo:text-indent="-2.5618in" style:auto-text-indent="false" style:page-number="auto" fo:background-color="transparent"/>
      <style:text-properties style:font-name="Bitstream Vera Sans Mono" fo:font-size="8pt" officeooo:paragraph-rsid="000e5561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<text:s/>* Barometer:</text:p>
      <text:p text:style-name="P1"><text:s/>* VCC -------- 3.3V</text:p>
      <text:p text:style-name="P1"><text:s/>* GND -------- GND</text:p>
      <text:p text:style-name="P1"><text:s/>* SCL -------- 13</text:p>
      <text:p text:style-name="P1"><text:s/>* SDA -------- 11</text:p>
      <text:p text:style-name="P1"><text:s/>* CSB -------- 10</text:p>
      <text:p text:style-name="P1"><text:s/>* SDO -------- 12</text:p>
      <text:p text:style-name="P1"><text:s/>* Source https://arduino.ua/prod1758-barometr-datchik-atmosfernogo-davleniya-na-bmp280</text:p>
      <text:p text:style-name="P1"><text:s/>* </text:p>
      <text:p text:style-name="P1"><text:s/>*/</text:p>
      <text:p text:style-name="P1"/>
      <text:p text:style-name="P1">/*</text:p>
      <text:p text:style-name="P1"><text:s/>* EEPROM</text:p>
      <text:p text:style-name="P1"><text:s/>* VCC -------- 5V</text:p>
      <text:p text:style-name="P1"><text:s/>* GND -------- GND</text:p>
      <text:p text:style-name="P1"><text:s/>* SCL -------- A5</text:p>
      <text:p text:style-name="P1"><text:s/>* SDA -------- A4</text:p>
      <text:p text:style-name="P1"><text:s/>*</text:p>
      <text:p text:style-name="P1"><text:s/>* https://github.com/adamjezek98/Eeprom_at24c256</text:p>
      <text:p text:style-name="P1"><text:s/>*/</text:p>
      <text:p text:style-name="P1"/>
      <text:p text:style-name="P1">/*</text:p>
      <text:p text:style-name="P1"><text:s/>* ADXL345</text:p>
      <text:p text:style-name="P1"><text:s/>* GND -------&gt; GND</text:p>
      <text:p text:style-name="P1"><text:s/>* VIN -------&gt; +5v</text:p>
      <text:p text:style-name="P1"><text:s/>* SDA -------&gt; SDA (Analog 4 on "Classic Arduinos") -&gt; 16</text:p>
      <text:p text:style-name="P1"><text:s/>* SCL -------&gt; SCL (Analog 5 on "Classic Arduinos") -&gt; 17</text:p>
      <text:p text:style-name="P1"><text:s/>* </text:p>
      <text:p text:style-name="P1"><text:s/>* https://learn.adafruit.com/adxl345-digital-accelerometer/assembly-and-wiring</text:p>
      <text:p text:style-name="P1"><text:s/>*/</text:p>
      <text:p text:style-name="P1"/>
      <text:p text:style-name="P1">/*</text:p>
      <text:p text:style-name="P1"><text:s/>* Relay</text:p>
      <text:p text:style-name="P1"><text:s/>* S ----------&gt; 7</text:p>
      <text:p text:style-name="P1"><text:s/>* </text:p>
      <text:p text:style-name="P1"><text:s/>* LEDs</text:p>
      <text:p text:style-name="P1"><text:s/>* Writing started -&gt; 2</text:p>
      <text:p text:style-name="P1"><text:s/>* Sensors OK <text:s text:c="5"/>-&gt; 3</text:p>
      <text:p text:style-name="P1"><text:s/>* Pressure Sensor Error -&gt; 4</text:p>
      <text:p text:style-name="P1"><text:s/>* Accell <text:s/>Sensor Error <text:s/>-&gt; 5</text:p>
      <text:p text:style-name="P1"><text:s/>*/</text:p>
      <text:p text:style-name="P1"><text:s/></text:p>
      <text:p text:style-name="P1">#include &lt;Wire.h&gt;</text:p>
      <text:p text:style-name="P1">#include &lt;SPI.h&gt;</text:p>
      <text:p text:style-name="P1">#include &lt;Adafruit_Sensor.h&gt;</text:p>
      <text:p text:style-name="P1">#include &lt;Adafruit_BMP280.h&gt;</text:p>
      <text:p text:style-name="P1">#include &lt;Adafruit_ADXL345_U.h&gt;</text:p>
      <text:p text:style-name="P1">#include &lt;MyEeprom_at24c256.h&gt;</text:p>
      <text:p text:style-name="P1"/>
      <text:p text:style-name="P1">#define BMP_SCK 13</text:p>
      <text:p text:style-name="P1">#define BMP_MISO 12</text:p>
      <text:p text:style-name="P1">#define BMP_MOSI 11 </text:p>
      <text:p text:style-name="P1">#define BMP_CS 10</text:p>
      <text:p text:style-name="P1"/>
      <text:p text:style-name="P1">/* Assign a unique ID to this sensor at the same time */</text:p>
      <text:p text:style-name="P1">Adafruit_ADXL345_Unified accel = Adafruit_ADXL345_Unified(12345);</text:p>
      <text:p text:style-name="P1"/>
      <text:p text:style-name="P1">//Adafruit_BMP280 bme; // I2C</text:p>
      <text:p text:style-name="P1">Adafruit_BMP280 bme(BMP_CS); // hardware SPI</text:p>
      <text:p text:style-name="P1"/>
      <text:p text:style-name="P1">//create eeprom at address 0x50</text:p>
      <text:p text:style-name="P1">MyEeprom_at24c256 eeprom(0x50);</text:p>
      <text:p text:style-name="P1"/>
      <text:p text:style-name="P1">//pressure sensor status indicators</text:p>
      <text:p text:style-name="P1">const int ledWriting <text:s text:c="4"/>= 2;</text:p>
      <text:p text:style-name="P1">const int ledSensorOK <text:s text:c="3"/>= 3;</text:p>
      <text:p text:style-name="P1">const int ledPressureSensorError = 4;</text:p>
      <text:p text:style-name="P1">const int ledAccelSensorError = 5;</text:p>
      <text:p text:style-name="P1"/>
      <text:p text:style-name="P1">//Rele</text:p>
      <text:p text:style-name="P1">const int pinRelay <text:s text:c="6"/>= 7;</text:p>
      <text:p text:style-name="P1"/>
      <text:p text:style-name="P1">// main loop delay</text:p>
      <text:p text:style-name="P2">const int MainLoopDelay <text:s text:c="3"/>= 10; <text:s/>// delay in milliseconds in main loop, delay between actual sensor readings</text:p>
      <text:p text:style-name="P1">const int EEPROMWriteDelay = 10; <text:s/>// delay in milliseconds after eeprom write call</text:p>
      <text:p text:style-name="P2">const int warmLoops <text:s text:c="7"/>= 1000;// number of loops the readings of altitude will be ignored (warmLoops*MainLoopDelay/1000 seconds)</text:p>
      <text:p text:style-name="P1"/>
      <text:p text:style-name="P1"/>
      <text:p text:style-name="P1"/>
      <text:p text:style-name="P1"><text:soft-page-break/>//data structures for storing readings</text:p>
      <text:p text:style-name="P1"/>
      <text:p text:style-name="P1">//Raw sensors data</text:p>
      <text:p text:style-name="P2">const int avgNum = 5; <text:s text:c="12"/>// number of values to calc average, avgNum*MainLoopDelay - interval of avg measurement in milliseconds</text:p>
      <text:p text:style-name="P1">int <text:s/>Index_real <text:s/>= 0; <text:s text:c="12"/>// index for real readings</text:p>
      <text:p text:style-name="P1"/>
      <text:p text:style-name="P1">long altitude[avgNum]; <text:s text:c="11"/>// the readings from altitude sensor</text:p>
      <text:p text:style-name="P1">long accel_x[avgNum]; <text:s text:c="12"/>// the readings from accelerpmeter X sensor</text:p>
      <text:p text:style-name="P1">long accel_y[avgNum]; <text:s text:c="12"/>// the readings from accelerpmeter Y sensor</text:p>
      <text:p text:style-name="P1">long accel_z[avgNum]; <text:s text:c="12"/>// the readings from accelerpmeter Z sensor</text:p>
      <text:p text:style-name="P1"/>
      <text:p text:style-name="P1">//Averaged sensors data</text:p>
      <text:p text:style-name="P1">const int numReadings = 16; <text:s text:c="6"/>// number of readings in a cyclic buffer</text:p>
      <text:p text:style-name="P1">int <text:s text:c="2"/>Index_avg = 0; <text:s text:c="13"/>// the index of the averaged reading</text:p>
      <text:p text:style-name="P1">long <text:s/>avg_altitude[numReadings]; <text:s/>// average altitude readings</text:p>
      <text:p text:style-name="P1">long <text:s/>avg_accel_x[numReadings]; <text:s text:c="2"/>// average readings from accelerpmeter X sensor</text:p>
      <text:p text:style-name="P1">long <text:s/>avg_accel_y[numReadings]; <text:s text:c="2"/>// average readings from accelerpmeter Y sensor</text:p>
      <text:p text:style-name="P1">long <text:s/>avg_accel_z[numReadings]; <text:s text:c="2"/>// average readings from accelerpmeter Z sensor</text:p>
      <text:p text:style-name="P1"/>
      <text:p text:style-name="P1">const int coeff = 1000; <text:s text:c="10"/>//reading stored precision</text:p>
      <text:p text:style-name="P1"/>
      <text:p text:style-name="P1">//global loop conter</text:p>
      <text:p text:style-name="P1">long g_cnt = 0;</text:p>
      <text:p text:style-name="P1">long addr <text:s/>= 0;</text:p>
      <text:p text:style-name="P1"/>
      <text:p text:style-name="P1">//number of sequential readings to analyze for making decision, sequentialReadings*avgNum*MainLoopDelay - minimal time duration after the apogee after which the decision can be made </text:p>
      <text:p text:style-name="P1"/>
      <text:p text:style-name="P1">const int sequentialReadings = numReadings - 1; </text:p>
      <text:p text:style-name="P1"/>
      <text:p text:style-name="P1">int flag_relay_on = 0;</text:p>
      <text:p text:style-name="P1"/>
      <text:p text:style-name="P1">void setup() {</text:p>
      <text:p text:style-name="P1"><text:s text:c="2"/></text:p>
      <text:p text:style-name="P1"><text:s text:c="2"/>Serial.begin(9600);</text:p>
      <text:p text:style-name="P1"><text:s text:c="2"/></text:p>
      <text:p text:style-name="P1"><text:s text:c="2"/>/****************************************************/</text:p>
      <text:p text:style-name="P1"><text:s text:c="2"/>pinMode(ledSensorOK, <text:s text:c="3"/>OUTPUT);</text:p>
      <text:p text:style-name="P1"><text:s text:c="2"/>pinMode(ledPressureSensorError, OUTPUT);</text:p>
      <text:p text:style-name="P1"><text:s text:c="2"/>pinMode(ledAccelSensorError, OUTPUT);</text:p>
      <text:p text:style-name="P1"><text:s text:c="2"/></text:p>
      <text:p text:style-name="P1"><text:s text:c="2"/>pinMode(ledWriting, <text:s text:c="4"/>OUTPUT);</text:p>
      <text:p text:style-name="P1"><text:s text:c="2"/></text:p>
      <text:p text:style-name="P1"><text:s text:c="2"/>digitalWrite(ledSensorOK, HIGH);</text:p>
      <text:p text:style-name="P1"><text:s text:c="2"/>digitalWrite(ledPressureSensorError, HIGH);</text:p>
      <text:p text:style-name="P1"><text:s text:c="2"/>digitalWrite(ledAccelSensorError, HIGH);</text:p>
      <text:p text:style-name="P1"><text:s text:c="2"/>digitalWrite(ledWriting, HIGH);</text:p>
      <text:p text:style-name="P1"><text:s text:c="2"/></text:p>
      <text:p text:style-name="P1"><text:s text:c="2"/>/****************************************************/</text:p>
      <text:p text:style-name="P1"><text:s text:c="2"/>pinMode(pinRelay, OUTPUT);</text:p>
      <text:p text:style-name="P1"><text:s text:c="2"/>digitalWrite(pinRelay, LOW);</text:p>
      <text:p text:style-name="P1"><text:s text:c="2"/></text:p>
      <text:p text:style-name="P1"><text:s text:c="2"/>/****************************************************/</text:p>
      <text:p text:style-name="P1"><text:s text:c="2"/>/* Initialise the sensor */</text:p>
      <text:p text:style-name="P1"><text:s text:c="2"/>Serial.println(F("Accelerometer test..."));</text:p>
      <text:p text:style-name="P1"><text:s text:c="2"/>if(!accel.begin())</text:p>
      <text:p text:style-name="P1"><text:s text:c="2"/>{</text:p>
      <text:p text:style-name="P1"><text:s text:c="4"/>/* There was a problem detecting the ADXL345 ... check your connections */</text:p>
      <text:p text:style-name="P1"><text:s text:c="4"/>Serial.println("Ooops, no ADXL345 detected ... Check your wiring!");</text:p>
      <text:p text:style-name="P1"><text:s text:c="4"/>while (1) {</text:p>
      <text:p text:style-name="P1"><text:s text:c="6"/>digitalWrite(ledAccelSensorError, HIGH);</text:p>
      <text:p text:style-name="P1"><text:s text:c="6"/>delay(200); <text:s text:c="22"/></text:p>
      <text:p text:style-name="P1"><text:s text:c="6"/>digitalWrite(ledAccelSensorError, LOW);</text:p>
      <text:p text:style-name="P1"><text:s text:c="6"/>delay(200); <text:s text:c="4"/></text:p>
      <text:p text:style-name="P1"><text:s text:c="4"/>}</text:p>
      <text:p text:style-name="P1"><text:s text:c="2"/>}</text:p>
      <text:p text:style-name="P1"/>
      <text:p text:style-name="P1"><text:s text:c="2"/>/* Set the range to whatever is appropriate for your project */</text:p>
      <text:p text:style-name="P1"><text:s text:c="2"/>accel.setRange(ADXL345_RANGE_16_G);</text:p>
      <text:p text:style-name="P1"><text:s text:c="2"/>Serial.println(F("Accelerometer test OK"));</text:p>
      <text:p text:style-name="P1"><text:s text:c="2"/></text:p>
      <text:p text:style-name="P1"><text:s text:c="2"/>/****************************************************/</text:p>
      <text:p text:style-name="P1"><text:s text:c="2"/>Serial.println(F("Pressure BMP280 test..."));</text:p>
      <text:p text:style-name="P1"><text:s text:c="2"/></text:p>
      <text:p text:style-name="P1"><text:s text:c="2"/>if (!bme.begin()) {</text:p>
      <text:p text:style-name="P1"><text:s text:c="4"/>Serial.println("Could not find a valid BMP280 sensor, check wiring!");</text:p>
      <text:p text:style-name="P1"><text:s text:c="4"/>while (1) {</text:p>
      <text:p text:style-name="P1"><text:s text:c="6"/>digitalWrite(ledPressureSensorError, HIGH);</text:p>
      <text:p text:style-name="P1"><text:s text:c="6"/>delay(200); <text:s text:c="22"/></text:p>
      <text:p text:style-name="P1"><text:s text:c="6"/>digitalWrite(ledPressureSensorError, LOW);</text:p>
      <text:p text:style-name="P1"><text:s text:c="6"/>delay(200); <text:s text:c="4"/></text:p>
      <text:p text:style-name="P1"><text:soft-page-break/><text:s text:c="4"/>}</text:p>
      <text:p text:style-name="P1"><text:s text:c="2"/>}</text:p>
      <text:p text:style-name="P1"><text:s text:c="2"/>Serial.println(F("Pressure BMP280 test OK"));</text:p>
      <text:p text:style-name="P1"><text:s text:c="2"/></text:p>
      <text:p text:style-name="P1"><text:s text:c="2"/>/****************************************************/</text:p>
      <text:p text:style-name="P1"><text:s text:c="2"/>digitalWrite(ledSensorOK, LOW);</text:p>
      <text:p text:style-name="P1">}</text:p>
      <text:p text:style-name="P1"/>
      <text:p text:style-name="P1">void loop() {</text:p>
      <text:p text:style-name="P1"><text:s text:c="3"/></text:p>
      <text:p text:style-name="P1"><text:s text:c="2"/>int write_delay = 0;</text:p>
      <text:p text:style-name="P1"><text:s text:c="2"/></text:p>
      <text:p text:style-name="P1"><text:s text:c="2"/>readsensors();</text:p>
      <text:p text:style-name="P1"><text:s/>//Serial.println("g_cnt: " + String(g_cnt)); <text:s/></text:p>
      <text:p text:style-name="P1"><text:s text:c="2"/>if (g_cnt % avgNum == 0) {</text:p>
      <text:p text:style-name="P1"><text:s/></text:p>
      <text:p text:style-name="P1"><text:s text:c="4"/>int curr_idx = calc_averages();</text:p>
      <text:p text:style-name="P1"><text:s text:c="4"/></text:p>
      <text:p text:style-name="P1"><text:s text:c="4"/>if (g_cnt &gt; warmLoops) {</text:p>
      <text:p text:style-name="P1"><text:s text:c="6"/>if (addr &lt; 2047) {</text:p>
      <text:p text:style-name="P1"><text:s text:c="8"/>digitalWrite(ledWriting, LOW);</text:p>
      <text:p text:style-name="P1"><text:s text:c="8"/>if (flag_relay_on == 1) {</text:p>
      <text:p text:style-name="P1"><text:s text:c="10"/>eeprom.write4longs(addr * 16, 0, 0, 0, 0);</text:p>
      <text:p text:style-name="P1"><text:s text:c="10"/>addr = addr + 1;</text:p>
      <text:p text:style-name="P1"><text:s text:c="10"/>flag_relay_on = 2;</text:p>
      <text:p text:style-name="P1"><text:s text:c="8"/>}</text:p>
      <text:p text:style-name="P7"><text:s text:c="8"/>eeprom.write4longs(addr * 16, avg_altitude[curr_idx],</text:p>
      <text:p text:style-name="P5">avg_accel_x[curr_idx], </text:p>
      <text:p text:style-name="P6">avg_accel_y[curr_idx], </text:p>
      <text:p text:style-name="P6">avg_accel_z[curr_idx]);</text:p>
      <text:p text:style-name="P1"><text:s text:c="8"/>write_delay = EEPROMWriteDelay;</text:p>
      <text:p text:style-name="P1"><text:s text:c="8"/>addr = addr + 1;</text:p>
      <text:p text:style-name="P1"><text:s text:c="6"/>}</text:p>
      <text:p text:style-name="P1"><text:s text:c="6"/>else</text:p>
      <text:p text:style-name="P1"><text:s text:c="6"/>{</text:p>
      <text:p text:style-name="P1"><text:s text:c="8"/>while (1) {</text:p>
      <text:p text:style-name="P1"><text:s text:c="10"/>digitalWrite(ledWriting, HIGH);</text:p>
      <text:p text:style-name="P1"><text:s text:c="10"/>delay(200); <text:s text:c="22"/></text:p>
      <text:p text:style-name="P1"><text:s text:c="10"/>digitalWrite(ledWriting, LOW);</text:p>
      <text:p text:style-name="P1"><text:s text:c="10"/>delay(200); <text:s text:c="3"/></text:p>
      <text:p text:style-name="P1"><text:s text:c="8"/>}</text:p>
      <text:p text:style-name="P1"><text:s text:c="6"/>}</text:p>
      <text:p text:style-name="P1"><text:s text:c="6"/></text:p>
      <text:p text:style-name="P1"><text:s text:c="6"/>if (checkdecreasing(sequentialReadings) == 1){</text:p>
      <text:p text:style-name="P1"><text:s text:c="8"/>if (flag_relay_on == 0) {</text:p>
      <text:p text:style-name="P1"><text:s text:c="10"/>flag_relay_on = 1;</text:p>
      <text:p text:style-name="P1"><text:s text:c="8"/>}</text:p>
      <text:p text:style-name="P1"><text:s text:c="8"/>digitalWrite(pinRelay, HIGH); <text:s text:c="3"/></text:p>
      <text:p text:style-name="P1"><text:s text:c="8"/>digitalWrite(ledSensorOK, LOW); <text:s text:c="17"/></text:p>
      <text:p text:style-name="P1"><text:s text:c="8"/>digitalWrite(ledPressureSensorError, LOW);</text:p>
      <text:p text:style-name="P1"><text:s text:c="8"/>digitalWrite(ledAccelSensorError, LOW); <text:s text:c="7"/></text:p>
      <text:p text:style-name="P1"><text:s text:c="6"/>} <text:s text:c="5"/></text:p>
      <text:p text:style-name="P1"><text:s text:c="4"/>} <text:s/></text:p>
      <text:p text:style-name="P1"/>
      <text:p text:style-name="P1"><text:s text:c="2"/>}</text:p>
      <text:p text:style-name="P1"><text:s/></text:p>
      <text:p text:style-name="P1"><text:s text:c="2"/>delay(MainLoopDelay-write_delay);</text:p>
      <text:p text:style-name="P1"><text:s text:c="2"/>g_cnt = g_cnt + 1; <text:s text:c="2"/></text:p>
      <text:p text:style-name="P1">}</text:p>
      <text:p text:style-name="P1"/>
      <text:p text:style-name="P1">void readsensors() {</text:p>
      <text:p text:style-name="P1"/>
      <text:p text:style-name="P1"><text:s text:c="2"/>altitude[Index_real] = bme.readAltitude(1013.25) * 10 * coeff; </text:p>
      <text:p text:style-name="P1"><text:s text:c="2"/></text:p>
      <text:p text:style-name="P1"><text:s text:c="2"/>sensors_event_t event; </text:p>
      <text:p text:style-name="P1"><text:s text:c="2"/>accel.getEvent(&amp;event);</text:p>
      <text:p text:style-name="P1"><text:s text:c="2"/>accel_x[Index_real] = event.acceleration.x * coeff;</text:p>
      <text:p text:style-name="P1"><text:s text:c="2"/>accel_y[Index_real] = event.acceleration.y * coeff;</text:p>
      <text:p text:style-name="P1"><text:s text:c="2"/>accel_z[Index_real] = event.acceleration.z * coeff;</text:p>
      <text:p text:style-name="P1"/>
      <text:p text:style-name="P1"><text:s text:c="2"/>Index_real = Index_real + 1;</text:p>
      <text:p text:style-name="P1"><text:s text:c="2"/>if (Index_real &gt;= avgNum) {</text:p>
      <text:p text:style-name="P1"><text:s text:c="4"/>Index_real = 0;</text:p>
      <text:p text:style-name="P1"><text:s text:c="2"/>} <text:s text:c="2"/>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nt calc_averages() {</text:p>
      <text:p text:style-name="P1"><text:s text:c="2"/>int curr_idx = Index_avg;</text:p>
      <text:p text:style-name="P1"><text:s text:c="2"/>avg_altitude[Index_avg] = getavgreadings(altitude);//get_avg();</text:p>
      <text:p text:style-name="P1"><text:s text:c="2"/>avg_accel_x[Index_avg] <text:s/>= getavgreadings(accel_x); </text:p>
      <text:p text:style-name="P1"><text:s text:c="2"/>avg_accel_y[Index_avg] <text:s/>= getavgreadings(accel_y);</text:p>
      <text:p text:style-name="P1"><text:s text:c="2"/>avg_accel_z[Index_avg] <text:s/>= getavgreadings(accel_z); <text:s/></text:p>
      <text:p text:style-name="P1"><text:s text:c="2"/>Index_avg = Index_avg + 1;</text:p>
      <text:p text:style-name="P1"><text:s text:c="2"/>if (Index_avg &gt;= numReadings) {</text:p>
      <text:p text:style-name="P1"><text:s text:c="4"/>Index_avg = 0;</text:p>
      <text:p text:style-name="P1"><text:s text:c="2"/>}</text:p>
      <text:p text:style-name="P1"><text:s text:c="2"/>return curr_idx;</text:p>
      <text:p text:style-name="P1">}</text:p>
      <text:p text:style-name="P1"/>
      <text:p text:style-name="P1">long getavgreadings(long data[avgNum]) {</text:p>
      <text:p text:style-name="P1"><text:s text:c="2"/>long avg;</text:p>
      <text:p text:style-name="P1"><text:s text:c="2"/>avg = 0;</text:p>
      <text:p text:style-name="P1"><text:s text:c="2"/>for (int i = 0; i &lt; avgNum; i++) {</text:p>
      <text:p text:style-name="P1"><text:s text:c="4"/>avg = avg + data[i];</text:p>
      <text:p text:style-name="P1"><text:s text:c="2"/>}</text:p>
      <text:p text:style-name="P1"><text:s text:c="2"/>avg = avg / avgNum;</text:p>
      <text:p text:style-name="P1"><text:s text:c="2"/>return avg;</text:p>
      <text:p text:style-name="P1">}</text:p>
      <text:p text:style-name="P1"/>
      <text:p text:style-name="P1">long checkdecreasing(int delay_num) {</text:p>
      <text:p text:style-name="P1"><text:s text:c="2"/>long delta[delay_num];</text:p>
      <text:p text:style-name="P1"><text:s text:c="2"/>int Index = Index_avg;</text:p>
      <text:p text:style-name="P1"><text:s text:c="2"/>int cnt_i;</text:p>
      <text:p text:style-name="P1"><text:s text:c="2"/>long cnt_delta;</text:p>
      <text:p text:style-name="P1"/>
      <text:p text:style-name="P1"><text:s text:c="2"/>//fill an array with delta of reading values</text:p>
      <text:p text:style-name="P1"><text:s text:c="2"/>cnt_i = 0;</text:p>
      <text:p text:style-name="P1"><text:s text:c="2"/>while (cnt_i &lt; delay_num) { <text:s/></text:p>
      <text:p text:style-name="P1"><text:s text:c="4"/>if (Index &gt; 0) {</text:p>
      <text:p text:style-name="P1"><text:s text:c="6"/>delta[cnt_i] = (avg_altitude[Index] - avg_altitude[Index-1])/coeff;</text:p>
      <text:p text:style-name="P1"><text:s text:c="6"/>Index = Index - 1;</text:p>
      <text:p text:style-name="P1"><text:s text:c="4"/>}</text:p>
      <text:p text:style-name="P1"><text:s text:c="4"/>else {</text:p>
      <text:p text:style-name="P1"><text:s text:c="6"/>delta[cnt_i] = (avg_altitude[Index] - avg_altitude[numReadings-1])/coeff;</text:p>
      <text:p text:style-name="P1"><text:s text:c="6"/>Index = numReadings-1;</text:p>
      <text:p text:style-name="P1"><text:s text:c="4"/>}</text:p>
      <text:p text:style-name="P1"><text:s text:c="4"/>cnt_i = cnt_i + 1; <text:s text:c="3"/></text:p>
      <text:p text:style-name="P1"><text:s text:c="2"/>}</text:p>
      <text:p text:style-name="P1"><text:s/></text:p>
      <text:p text:style-name="P1"><text:s text:c="2"/>//check how many deltas lesser then zero (means readings are decreasing)</text:p>
      <text:p text:style-name="P1"><text:s text:c="2"/>cnt_i = 0;</text:p>
      <text:p text:style-name="P1"><text:s text:c="2"/>cnt_delta = 0;</text:p>
      <text:p text:style-name="P1"><text:s text:c="2"/>while (cnt_i &lt; delay_num) {</text:p>
      <text:p text:style-name="P1"><text:s text:c="4"/>if (delta[cnt_i] &lt; 0) {</text:p>
      <text:p text:style-name="P1"><text:s text:c="6"/>cnt_delta = cnt_delta + 1;</text:p>
      <text:p text:style-name="P1"><text:s text:c="4"/>}</text:p>
      <text:p text:style-name="P1"><text:s text:c="4"/>cnt_i = cnt_i + 1; <text:s text:c="3"/></text:p>
      <text:p text:style-name="P1"><text:s text:c="2"/>} </text:p>
      <text:p text:style-name="P1"/>
      <text:p text:style-name="P1"><text:s text:c="2"/>//if 2/3 of readings of a sample (delay_num) are decreasing it means readings are steadily decreasing</text:p>
      <text:p text:style-name="P1"><text:s text:c="2"/>if (cnt_delta*3 &gt; delay_num*2) {</text:p>
      <text:p text:style-name="P1"><text:s text:c="4"/>return 1;</text:p>
      <text:p text:style-name="P1"><text:s text:c="2"/>}</text:p>
      <text:p text:style-name="P1"><text:s text:c="2"/>else {</text:p>
      <text:p text:style-name="P1"><text:s text:c="4"/>return 0;</text:p>
      <text:p text:style-name="P1"><text:s text:c="2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cmex10" svg:font-family="cmex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14:50:43.631092304</meta:creation-date>
    <dc:date>2019-09-29T14:57:48.910277148</dc:date>
    <meta:editing-duration>PT7M6S</meta:editing-duration>
    <meta:editing-cycles>1</meta:editing-cycles>
    <meta:document-statistic meta:table-count="0" meta:image-count="0" meta:object-count="0" meta:page-count="4" meta:paragraph-count="264" meta:word-count="933" meta:character-count="7849" meta:non-whitespace-character-count="6223"/>
    <meta:generator>LibreOffice/6.0.7.3$Linux_X86_64 LibreOffice_project/00m0$Build-3</meta:generator>
  </office:meta>
</office:document-meta>
</file>